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600000070F968EFE34ED8BCE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62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33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23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33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69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73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23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3cm" fo:min-width="1.391cm" fo:padding-top="0.3cm" fo:padding-bottom="0.13cm" fo:padding-left="0.05cm" fo:padding-right="0.05cm" fo:wrap-option="wrap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wrap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33cc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078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def" draw:textarea-horizontal-align="center" draw:textarea-vertical-align="top" draw:auto-grow-height="false" fo:min-height="2.702cm" fo:min-width="1.03cm" fo:padding-top="0cm" fo:padding-bottom="0.13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5.803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678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cm" fo:min-width="0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5cm" fo:min-width="0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0.5cm" fo:min-width="22.401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5cm" fo:min-width="2.074cm" fo:padding-top="0.3cm" fo:padding-bottom="0.13cm" fo:padding-left="0.05cm" fo:padding-right="0.05cm" fo:wrap-option="wrap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434cm" fo:min-width="0.361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1cm" fo:padding-right="0.1cm" fo:wrap-option="no-wrap"/>
      <style:paragraph-properties style:writing-mode="lr-tb"/>
    </style:style>
    <style:style style:name="gr31" style:family="graphic" style:parent-style-name="objectwithoutfill">
      <style:graphic-properties svg:stroke-width="0.12cm" draw:marker-start-width="0.38cm" draw:marker-end-width="0.38cm" draw:fill="none" draw:textarea-vertical-align="middle" fo:padding-top="0.185cm" fo:padding-bottom="0.185cm" fo:padding-left="0.31cm" fo:padding-right="0.31cm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3cm" fo:min-width="1.474cm" fo:padding-top="0.3cm" fo:padding-bottom="0.13cm" fo:padding-left="0.05cm" fo:padding-right="0.0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702cm" fo:min-width="0.991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" style:family="paragraph">
      <loext:graphic-properties draw:fill="solid" draw:fill-color="#daede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0.352cm" fo:text-align="end" fo:text-indent="0cm" style:punctuation-wrap="hanging" style:line-break="strict" style:writing-mode="lr-tb"/>
    </style:style>
    <style:style style:name="P10" style:family="paragraph">
      <loext:graphic-properties draw:fill="solid" draw:fill-color="#daedef"/>
      <style:paragraph-properties fo:margin-left="0cm" fo:margin-right="0cm" fo:line-height="0.352cm" fo:text-align="end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0.352cm" fo:text-align="start" fo:text-indent="0cm" style:punctuation-wrap="hanging" style:line-break="strict" style:writing-mode="lr-tb"/>
    </style:style>
    <style:style style:name="P2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line-height="0.458cm" fo:text-align="end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0.317cm" fo:text-align="end" fo:text-indent="0cm" style:punctuation-wrap="hanging" style:line-break="strict" style:writing-mode="lr-tb"/>
    </style:style>
    <style:style style:name="P24" style:family="paragraph">
      <loext:graphic-properties draw:fill="none" draw:fill-color="#ffffff"/>
      <style:paragraph-properties fo:margin-left="0cm" fo:margin-right="0cm" fo:line-height="0.458cm" fo:text-align="end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loext:graphic-properties draw:fill="solid" draw:fill-color="#daedef"/>
    </style:style>
    <style:style style:name="P28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1pt" fo:language="en" fo:country="US" fo:font-weight="bold" style:font-size-asian="11pt" style:font-weight-asian="bold" style:font-size-complex="11pt" style:font-weight-complex="bold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style:font-name="Arial Narrow" fo:font-size="12pt" fo:language="en" fo:country="US" style:font-size-asian="12pt" style:font-size-complex="12pt"/>
    </style:style>
    <style:style style:name="T4" style:family="text">
      <style:text-properties style:font-name="Arial Narrow" fo:font-size="9pt" fo:language="en" fo:country="US" style:font-size-asian="9pt" style:font-size-complex="9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font-name="Arial Narrow" fo:font-size="9pt" fo:language="en" fo:country="US" fo:font-weight="bold" style:font-size-asian="9pt" style:font-weight-asian="bold" style:font-size-complex="9pt" style:font-weight-complex="bold"/>
    </style:style>
    <style:style style:name="T7" style:family="text">
      <style:text-properties style:font-name="Arial Narrow" fo:font-size="10pt" fo:language="en" fo:country="US" fo:font-weight="bold" style:font-size-asian="10pt" style:font-weight-asian="bold" style:font-size-complex="10pt" style:font-weight-complex="bold"/>
    </style:style>
    <style:style style:name="T8" style:family="text">
      <style:text-properties style:font-name="Arial Narrow" fo:font-size="7pt" fo:language="en" fo:country="US" fo:font-weight="bold" style:font-size-asian="7pt" style:font-weight-asian="bold" style:font-size-complex="7pt" style:font-weight-complex="bold"/>
    </style:style>
    <style:style style:name="T9" style:family="text">
      <style:text-properties style:font-name="Arial Narrow" fo:font-size="8pt" fo:language="en" fo:country="US" fo:font-weight="bold" style:font-size-asian="8pt" style:font-weight-asian="bold" style:font-size-complex="8pt" style:font-weight-complex="bold"/>
    </style:style>
    <style:style style:name="T10" style:family="text">
      <style:text-properties style:font-name="Arial Narrow" fo:font-size="10pt" fo:language="en" fo:country="US" style:font-size-asian="10pt" style:font-size-complex="10pt"/>
    </style:style>
    <style:style style:name="T11" style:family="text">
      <style:text-properties fo:font-size="9pt" fo:language="en" fo:country="US" style:font-size-asian="9pt" style:font-size-complex="9pt"/>
    </style:style>
    <style:style style:name="T12" style:family="text">
      <style:text-properties fo:font-size="11pt" fo:language="en" fo:country="US" style:font-size-asian="11pt" style:font-size-complex="11pt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10pt" fo:language="en" fo:country="US" style:font-size-asian="10pt" style:font-size-complex="10pt"/>
    </style:style>
    <style:style style:name="T15" style:family="text">
      <style:text-properties fo:color="#000000" style:text-outline="false" style:text-line-through-style="none" style:text-line-through-type="none" style:text-position="0% 100%" style:font-name="Arial Narrow" fo:font-size="9pt" fo:language="en" fo:country="US" fo:font-style="normal" fo:text-shadow="none" style:text-underline-style="none" fo:font-weight="bold" style:font-name-asian="Droid Sans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Arial Narrow" fo:font-size="6pt" fo:language="en" fo:country="US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355_4" draw:style-name="gr1" draw:text-style-name="P1" draw:layer="layout" svg:x1="14.196cm" svg:y1="10.395cm" svg:x2="14.191cm" svg:y2="16.15cm">
          <text:p/>
        </draw:line>
        <draw:line draw:name="Rovná spojnica 221_4" draw:style-name="gr2" draw:text-style-name="P1" draw:layer="layout" svg:x1="2.173cm" svg:y1="8.314cm" svg:x2="2.186cm" svg:y2="16.155cm">
          <text:p/>
        </draw:line>
        <draw:custom-shape draw:name="BlokTextu 223_1" draw:style-name="gr3" draw:text-style-name="P3" draw:layer="layout" svg:width="1.098cm" svg:height="0.466cm" svg:x="2.183cm" svg:y="15.489cm">
          <text:list text:style-name="L1">
            <text:list-header>
              <text:p text:style-name="P2"><text:span text:style-name="T1">S</text:span><text:span text:style-name="T1">tal</text:span><text:span text:style-name="T1">l 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ál 224_3" draw:style-name="gr4" draw:text-style-name="P4" draw:layer="layout" svg:width="0.194cm" svg:height="0.199cm" svg:x="2.091cm" svg:y="8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Rovná spojnica 225_3" draw:style-name="gr2" draw:text-style-name="P1" draw:layer="layout" svg:x1="5.051cm" svg:y1="13.183cm" svg:x2="5.046cm" svg:y2="16.146cm">
          <text:p/>
        </draw:line>
        <draw:custom-shape draw:name="BlokTextu 227_1" draw:style-name="gr3" draw:text-style-name="P3" draw:layer="layout" svg:width="1.132cm" svg:height="0.466cm" svg:x="5.133cm" svg:y="15.489cm">
          <text:list text:style-name="L1">
            <text:list-header>
              <text:p text:style-name="P2"><text:span text:style-name="T1">Stall 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30_1" draw:style-name="gr1" draw:text-style-name="P1" draw:layer="layout" svg:x1="10.209cm" svg:y1="12.322cm" svg:x2="10.209cm" svg:y2="16.146cm">
          <text:p/>
        </draw:line>
        <draw:line draw:name="Rovná spojnica 231_1" draw:style-name="gr1" draw:text-style-name="P1" draw:layer="layout" svg:x1="10.757cm" svg:y1="11.862cm" svg:x2="10.755cm" svg:y2="16.143cm">
          <text:p/>
        </draw:line>
        <draw:frame draw:name="BlokTextu 234_3" draw:style-name="gr5" draw:text-style-name="P5" draw:layer="layout" svg:width="0.644cm" svg:height="1.896cm" svg:x="12.131cm" svg:y="14.581cm">
          <draw:image xlink:href="Pictures/100002010000002600000070F968EFE34ED8BCEC.png" xlink:type="simple" xlink:show="embed" xlink:actuate="onLoad" loext:mime-type="image/png">
            <text:p/>
          </draw:image>
        </draw:frame>
        <draw:custom-shape draw:name="Ovál 224_4" draw:style-name="gr4" draw:text-style-name="P4" draw:layer="layout" svg:width="0.194cm" svg:height="0.199cm" svg:x="4.95cm" svg:y="1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Zalomená spojnica 257_5" draw:style-name="gr6" draw:text-style-name="P1" draw:layer="layout" draw:line-skew="1.302cm 3.915cm" svg:x1="18.414cm" svg:y1="12.197cm" svg:x2="0.787cm" svg:y2="7.888cm" draw:start-shape="id1" draw:start-glue-point="4" draw:end-shape="id2" draw:end-glue-point="5" svg:d="M18414 12197h1953v1395h-20151v-5704h571" svg:viewBox="0 0 20152 5705">
          <text:p/>
        </draw:connector>
        <draw:connector draw:name="Zalomená spojnica 245_5" draw:style-name="gr6" draw:text-style-name="P1" draw:layer="layout" svg:x1="2.659cm" svg:y1="7.549cm" svg:x2="17.506cm" svg:y2="12.815cm" draw:start-shape="id3" draw:start-glue-point="2" draw:end-shape="id1" draw:end-glue-point="5" svg:d="M2659 7549v5266h14847" svg:viewBox="0 0 14848 5267">
          <text:p/>
        </draw:connector>
        <draw:line draw:name="Rovná spojnica 28_10" draw:style-name="gr7" draw:text-style-name="P1" xml:id="id15" draw:id="id15" draw:layer="layout" svg:x1="6.442cm" svg:y1="10.377cm" svg:x2="23.499cm" svg:y2="10.395cm">
          <text:p/>
        </draw:line>
        <draw:line draw:name="Rovná spojnica 335_7" draw:style-name="gr8" draw:text-style-name="P1" draw:layer="layout" svg:x1="6.505cm" svg:y1="12.322cm" svg:x2="13.543cm" svg:y2="12.326cm">
          <text:p/>
        </draw:line>
        <draw:polyline draw:name="Rovná spojnica 414_5" draw:style-name="gr9" draw:text-style-name="P1" draw:layer="layout" svg:width="2.637cm" svg:height="5.166cm" draw:transform="rotate (-0.000872664625998244) translate (7.97802119461716cm 5.79071276393044cm)" svg:viewBox="0 0 2638 5167" draw:points="0,24 2621,0 2638,3993 451,3995 452,5167">
          <text:p/>
        </draw:polyline>
        <draw:line draw:name="Rovná spojnica 446_4" draw:style-name="gr9" draw:text-style-name="P1" draw:layer="layout" svg:x1="24.647cm" svg:y1="9.478cm" svg:x2="24.646cm" svg:y2="4.126cm">
          <text:p/>
        </draw:line>
        <draw:g draw:name="Skupina 9_4" xml:id="id2" draw:id="id2">
          <draw:glue-point draw:id="4" svg:x="-4.796cm" svg:y="-2.545cm"/>
          <draw:glue-point draw:id="5" svg:x="-4.796cm" svg:y="2.47cm"/>
          <draw:custom-shape draw:name="Lichobežník 6_4" draw:style-name="gr10" draw:text-style-name="P6" draw:layer="layout" svg:width="0.935cm" svg:height="0.505cm" draw:transform="rotate (-1.5707963267949) translate (1.364cm 7.191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7_7" draw:style-name="gr11" draw:text-style-name="P8" xml:id="id12" draw:id="id12" draw:layer="layout" svg:width="0.45cm" svg:height="0.508cm" svg:x="0.774cm" svg:y="7.191cm">
            <text:list text:style-name="L1">
              <text:list-header>
                <text:p text:style-name="P7"><text:span text:style-name="T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8_3" draw:style-name="gr11" draw:text-style-name="P8" draw:layer="layout" svg:width="0.45cm" svg:height="0.508cm" svg:x="0.774cm" svg:y="7.615cm">
            <text:list text:style-name="L1">
              <text:list-header>
                <text:p text:style-name="P7"><text:span text:style-name="T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64_6" xml:id="id5" draw:id="id5">
          <draw:custom-shape draw:name="Lichobežník 65_4" draw:style-name="gr12" draw:text-style-name="P6" draw:layer="layout" svg:width="0.939cm" svg:height="0.505cm" draw:transform="rotate (-1.5707963267949) translate (24.863cm 9.052cm)">
            <text:p/>
            <draw:enhanced-geometry svg:viewBox="0 0 338137 180975" draw:extrusion-allowed="true" draw:text-areas="30163 16143 307974 180975" draw:glue-points="169069 0 22622 90488 169069 180975 315515 90488 0 180975 45244 0" draw:type="mso-spt100" draw:enhanced-path="M 0 180975 L 45244 0 292893 0 338137 180975 Z N"/>
          </draw:custom-shape>
          <draw:custom-shape draw:name="BlokTextu 66_4" draw:style-name="gr11" draw:text-style-name="P8" xml:id="id7" draw:id="id7" draw:layer="layout" svg:width="0.45cm" svg:height="0.508cm" svg:x="24.273cm" svg:y="9.052cm">
            <text:list text:style-name="L1">
              <text:list-header>
                <text:p text:style-name="P7"><text:span text:style-name="T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7_4" draw:style-name="gr11" draw:text-style-name="P8" draw:layer="layout" svg:width="0.45cm" svg:height="0.508cm" svg:x="24.273cm" svg:y="9.478cm">
            <text:list text:style-name="L1">
              <text:list-header>
                <text:p text:style-name="P7"><text:span text:style-name="T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89_4" draw:style-name="gr13" draw:text-style-name="P1" draw:layer="layout" svg:x1="1.365cm" svg:y1="7.659cm" svg:x2="1.907cm" svg:y2="7.663cm">
          <text:p/>
        </draw:line>
        <draw:line draw:name="Rovná spojnica 91_4" draw:style-name="gr13" draw:text-style-name="P1" draw:layer="layout" svg:x1="2.357cm" svg:y1="7.659cm" svg:x2="6.471cm" svg:y2="7.659cm">
          <text:p/>
        </draw:line>
        <draw:line draw:name="Rovná spojnica 101_4" draw:style-name="gr13" draw:text-style-name="P1" draw:layer="layout" svg:x1="6.514cm" svg:y1="5.15cm" svg:x2="6.465cm" svg:y2="12.326cm">
          <text:p/>
        </draw:line>
        <draw:line draw:name="Rovná spojnica 107_3" draw:style-name="gr13" draw:text-style-name="P1" draw:layer="layout" svg:x1="9.554cm" svg:y1="7.407cm" svg:x2="14.938cm" svg:y2="7.403cm">
          <text:p/>
        </draw:line>
        <draw:line draw:name="Rovná spojnica 111_3" draw:style-name="gr13" draw:text-style-name="P1" draw:layer="layout" svg:x1="9.54cm" svg:y1="8.271cm" svg:x2="15.383cm" svg:y2="8.244cm">
          <text:p/>
        </draw:line>
        <draw:line draw:name="Rovná spojnica 187_3" draw:style-name="gr13" draw:text-style-name="P1" draw:layer="layout" svg:x1="14.592cm" svg:y1="14.697cm" svg:x2="14.605cm" svg:y2="7.659cm">
          <text:p/>
        </draw:line>
        <draw:line draw:name="Rovná spojnica 189_5" draw:style-name="gr13" draw:text-style-name="P1" draw:layer="layout" svg:x1="14.607cm" svg:y1="7.659cm" svg:x2="14.938cm" svg:y2="7.668cm">
          <text:p/>
        </draw:line>
        <draw:line draw:name="Rovná spojnica 197_5" draw:style-name="gr13" draw:text-style-name="P1" draw:layer="layout" svg:x1="15.382cm" svg:y1="8.505cm" svg:x2="14.593cm" svg:y2="8.519cm">
          <text:p/>
        </draw:line>
        <draw:line draw:name="Rovná spojnica 201_4" draw:style-name="gr13" draw:text-style-name="P1" draw:layer="layout" svg:x1="15.383cm" svg:y1="8.751cm" svg:x2="14.819cm" svg:y2="8.742cm">
          <text:p/>
        </draw:line>
        <draw:line draw:name="Rovná spojnica 203_5" draw:style-name="gr13" draw:text-style-name="P1" draw:layer="layout" svg:x1="15.441cm" svg:y1="7.667cm" svg:x2="18.073cm" svg:y2="7.644cm">
          <text:p/>
        </draw:line>
        <draw:line draw:name="Rovná spojnica 220_4" draw:style-name="gr13" draw:text-style-name="P1" draw:layer="layout" svg:x1="16.909cm" svg:y1="8.527cm" svg:x2="18.047cm" svg:y2="8.519cm">
          <text:p/>
        </draw:line>
        <draw:line draw:name="Rovná spojnica 229_6" draw:style-name="gr13" draw:text-style-name="P1" draw:layer="layout" svg:x1="20.825cm" svg:y1="9.736cm" svg:x2="24.348cm" svg:y2="9.736cm">
          <text:p/>
        </draw:line>
        <draw:connector draw:name="Zalomená spojnica 270_4" draw:style-name="gr6" draw:text-style-name="P1" draw:layer="layout" draw:line-skew="-0.951cm 6.293cm -0.373cm" svg:x1="7.311cm" svg:y1="9.305cm" svg:x2="24.863cm" svg:y2="9.521cm" draw:start-shape="id4" draw:start-glue-point="3" draw:end-shape="id5" draw:end-glue-point="1" svg:d="M7311 9305h-1370v5396h19193v-5180h-271" svg:viewBox="0 0 19194 5397">
          <text:p/>
        </draw:connector>
        <draw:connector draw:name="Zalomená spojnica 276_4" draw:style-name="gr6" draw:text-style-name="P1" draw:layer="layout" draw:line-skew="2.336cm" svg:x1="18.166cm" svg:y1="7.959cm" svg:x2="24.273cm" svg:y2="9.306cm" draw:start-shape="id6" draw:start-glue-point="12" draw:end-shape="id7" draw:end-glue-point="3" svg:d="M18166 7959h5723v1347h384" svg:viewBox="0 0 6108 1348">
          <text:p/>
        </draw:connector>
        <draw:custom-shape draw:name="Obdĺžnik 29_4" draw:style-name="gr14" draw:text-style-name="P10" draw:layer="layout" svg:width="1.491cm" svg:height="2.503cm" svg:x="21.036cm" svg:y="7.052cm">
          <text:list text:style-name="L1">
            <text:list-header>
              <text:p text:style-name="P9"><text:span text:style-name="T3"/></text:p>
              <text:p text:style-name="P9"><text:span text:style-name="T3">Da</text:span><text:span text:style-name="T3">ta </text:span><text:span text:style-name="T3">Me</text:span><text:span text:style-name="T3">mor</text:span><text:span text:style-name="T3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30_4" draw:style-name="gr15" draw:text-style-name="P12" xml:id="id13" draw:id="id13" draw:layer="layout" svg:width="0.663cm" svg:height="0.508cm" svg:x="20.955cm" svg:y="7.703cm">
          <text:list text:style-name="L1">
            <text:list-header>
              <text:p text:style-name="P11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1_4" draw:style-name="gr16" draw:text-style-name="P14" draw:layer="layout" svg:width="0.972cm" svg:height="0.508cm" svg:x="21.533cm" svg:y="7.689cm">
          <text:list text:style-name="L1">
            <text:list-header>
              <text:p text:style-name="P13"><text:span text:style-name="T2">R</text:span><text:span text:style-name="T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2_4" draw:style-name="gr15" draw:text-style-name="P8" xml:id="id10" draw:id="id10" draw:layer="layout" svg:width="0.943cm" svg:height="0.508cm" svg:x="20.955cm" svg:y="9.032cm">
          <text:list text:style-name="L1">
            <text:list-header>
              <text:p text:style-name="P7"><text:span text:style-name="T2">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3_4" draw:style-name="gr16" draw:text-style-name="P8" draw:layer="layout" svg:width="1.017cm" svg:height="0.508cm" svg:x="21.51cm" svg:y="7.052cm">
          <text:list text:style-name="L1">
            <text:list-header>
              <text:p text:style-name="P7"><text:span text:style-name="T2">W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35_4" draw:style-name="gr7" draw:text-style-name="P1" draw:layer="layout" svg:x1="21.391cm" svg:y1="7.051cm" svg:x2="21.404cm" svg:y2="6.78cm">
          <text:p/>
        </draw:line>
        <draw:custom-shape draw:name="Rovnoramenný trojuholník 34_4" draw:style-name="gr17" draw:text-style-name="P4" draw:layer="layout" svg:width="0.45cm" svg:height="0.251cm" svg:x="21.167cm" svg:y="6.99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Zalomená spojnica 280_8" draw:style-name="gr6" draw:text-style-name="P1" draw:layer="layout" draw:line-skew="-0.786cm" svg:x1="16.57cm" svg:y1="8.784cm" svg:x2="16.295cm" svg:y2="11.052cm" draw:end-shape="id8" draw:end-glue-point="4" svg:d="M16570 8784v26h-275v2242" svg:viewBox="0 0 276 2269">
          <text:p/>
        </draw:connector>
        <draw:connector draw:name="Zalomená spojnica 284_4" draw:style-name="gr6" draw:text-style-name="P1" draw:layer="layout" svg:x1="8.817cm" svg:y1="11.126cm" svg:x2="16.217cm" svg:y2="11.127cm" draw:start-shape="id9" draw:start-glue-point="1" draw:end-shape="id8" draw:end-glue-point="6" svg:d="M8817 11126h3701v1h3699" svg:viewBox="0 0 7401 2">
          <text:p/>
        </draw:connector>
        <draw:connector draw:name="Zalomená spojnica 303_3" draw:style-name="gr6" draw:text-style-name="P1" draw:layer="layout" draw:line-skew="-0.089cm" svg:x1="15.885cm" svg:y1="8.509cm" svg:x2="16.518cm" svg:y2="8.326cm" svg:d="M15885 8509h228v-183h405" svg:viewBox="0 0 634 184">
          <text:p/>
        </draw:connector>
        <draw:connector draw:name="Zalomená spojnica 307_3" draw:style-name="gr6" draw:text-style-name="P1" draw:layer="layout" draw:line-skew="-2.091cm" svg:x1="15.886cm" svg:y1="8.51cm" svg:x2="20.955cm" svg:y2="9.286cm" draw:end-shape="id10" draw:end-glue-point="3" svg:d="M15886 8510h227v776h4842" svg:viewBox="0 0 5070 777">
          <text:p/>
        </draw:connector>
        <draw:line draw:name="Rovná spojnica 335_8" draw:style-name="gr8" draw:text-style-name="P1" draw:layer="layout" svg:x1="6.511cm" svg:y1="11.862cm" svg:x2="13.803cm" svg:y2="11.862cm">
          <text:p/>
        </draw:line>
        <draw:line draw:name="Rovná spojnica 341_3" draw:style-name="gr8" draw:text-style-name="P1" draw:layer="layout" svg:x1="13.548cm" svg:y1="12.322cm" svg:x2="13.543cm" svg:y2="16.143cm">
          <text:p/>
        </draw:line>
        <draw:line draw:name="Rovná spojnica 355_5" draw:style-name="gr8" draw:text-style-name="P1" draw:layer="layout" svg:x1="13.803cm" svg:y1="11.862cm" svg:x2="13.8cm" svg:y2="16.147cm">
          <text:p/>
        </draw:line>
        <draw:line draw:name="Rovná spojnica 359_3" draw:style-name="gr8" draw:text-style-name="P1" draw:layer="layout" svg:x1="19.581cm" svg:y1="10.362cm" svg:x2="19.555cm" svg:y2="16.143cm">
          <text:p/>
        </draw:line>
        <draw:line draw:name="Rovná spojnica 361_3" draw:style-name="gr8" draw:text-style-name="P1" draw:layer="layout" svg:x1="23.523cm" svg:y1="13.89cm" svg:x2="23.523cm" svg:y2="16.152cm">
          <text:p/>
        </draw:line>
        <draw:line draw:name="Rovná spojnica 363_4" draw:style-name="gr7" draw:text-style-name="P1" draw:layer="layout" svg:x1="7.383cm" svg:y1="7.661cm" svg:x2="6.514cm" svg:y2="7.666cm">
          <text:p/>
        </draw:line>
        <draw:line draw:name="Rovná spojnica 365_4" draw:style-name="gr7" draw:text-style-name="P1" draw:layer="layout" svg:x1="7.384cm" svg:y1="8.289cm" svg:x2="6.498cm" svg:y2="8.285cm">
          <text:p/>
        </draw:line>
        <draw:line draw:name="Rovná spojnica 369_4" draw:style-name="gr7" draw:text-style-name="P1" draw:layer="layout" svg:x1="6.515cm" svg:y1="5.145cm" svg:x2="7.115cm" svg:y2="5.154cm">
          <text:p/>
        </draw:line>
        <draw:line draw:name="Rovná spojnica 371_4" draw:style-name="gr7" draw:text-style-name="P1" draw:layer="layout" svg:x1="7.115cm" svg:y1="5.877cm" svg:x2="6.515cm" svg:y2="5.873cm">
          <text:p/>
        </draw:line>
        <draw:connector draw:name="Zalomená spojnica 377_4" draw:style-name="gr18" draw:text-style-name="P1" draw:layer="layout" draw:line-skew="0.474cm -2.776cm" svg:x1="20.697cm" svg:y1="6.294cm" svg:x2="0.999cm" svg:y2="7.191cm" draw:start-shape="id11" draw:start-glue-point="7" draw:end-shape="id12" draw:end-glue-point="0" svg:d="M20697 6294h1117v-3655h-20815v4552" svg:viewBox="0 0 20816 4553">
          <text:p/>
        </draw:connector>
        <draw:line draw:name="Rovná spojnica 395_4" draw:style-name="gr9" draw:text-style-name="P1" draw:layer="layout" svg:x1="7.966cm" svg:y1="3.703cm" svg:x2="24.864cm" svg:y2="3.708cm">
          <text:p/>
        </draw:line>
        <draw:line draw:name="Rovná spojnica 398_4" draw:style-name="gr9" draw:text-style-name="P1" draw:layer="layout" svg:x1="7.9cm" svg:y1="4.126cm" svg:x2="24.648cm" svg:y2="4.099cm">
          <text:p/>
        </draw:line>
        <draw:line draw:name="Rovná spojnica 400_4" draw:style-name="gr9" draw:text-style-name="P1" draw:layer="layout" svg:x1="7.966cm" svg:y1="4.55cm" svg:x2="22.104cm" svg:y2="4.554cm">
          <text:p/>
        </draw:line>
        <draw:line draw:name="Rovná spojnica 402_4" draw:style-name="gr9" draw:text-style-name="P1" draw:layer="layout" svg:x1="22.104cm" svg:y1="7.05cm" svg:x2="22.104cm" svg:y2="4.55cm">
          <text:p/>
        </draw:line>
        <draw:line draw:name="Rovná spojnica 406_4" draw:style-name="gr9" draw:text-style-name="P1" draw:layer="layout" svg:x1="7.966cm" svg:y1="4.933cm" svg:x2="18.047cm" svg:y2="4.942cm">
          <text:p/>
        </draw:line>
        <draw:line draw:name="Rovná spojnica 408_4" draw:style-name="gr9" draw:text-style-name="P1" draw:layer="layout" svg:x1="18.05cm" svg:y1="4.938cm" svg:x2="18.041cm" svg:y2="7.306cm">
          <text:p/>
        </draw:line>
        <draw:line draw:name="Rovná spojnica 410_4" draw:style-name="gr9" draw:text-style-name="P1" draw:layer="layout" svg:x1="7.966cm" svg:y1="5.366cm" svg:x2="16.688cm" svg:y2="5.37cm">
          <text:p/>
        </draw:line>
        <draw:line draw:name="Rovná spojnica 412_4" draw:style-name="gr9" draw:text-style-name="P1" draw:layer="layout" svg:x1="16.688cm" svg:y1="5.37cm" svg:x2="16.688cm" svg:y2="8.311cm">
          <text:p/>
        </draw:line>
        <draw:g draw:name="Skupina 60_4">
          <draw:custom-shape draw:name="Lichobežník 61_4" draw:style-name="gr12" draw:text-style-name="P6" draw:layer="layout" svg:width="0.939cm" svg:height="0.505cm" draw:transform="rotate (-1.5707963267949) translate (16.941cm 8.109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62_4" draw:style-name="gr11" draw:text-style-name="P8" draw:layer="layout" svg:width="0.45cm" svg:height="0.508cm" svg:x="16.351cm" svg:y="8.109cm">
            <text:list text:style-name="L1">
              <text:list-header>
                <text:p text:style-name="P7"><text:span text:style-name="T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3_4" draw:style-name="gr11" draw:text-style-name="P8" draw:layer="layout" svg:width="0.45cm" svg:height="0.508cm" svg:x="16.351cm" svg:y="8.535cm">
            <text:list text:style-name="L1">
              <text:list-header>
                <text:p text:style-name="P7"><text:span text:style-name="T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418_4" draw:style-name="gr9" draw:text-style-name="P1" draw:layer="layout" svg:x1="7.966cm" svg:y1="6.239cm" svg:x2="20.282cm" svg:y2="6.243cm">
          <text:p/>
        </draw:line>
        <draw:custom-shape draw:name="Vývojový diagram: zdržanie 374_4" draw:style-name="gr19" draw:text-style-name="P4" xml:id="id11" draw:id="id11" draw:layer="layout" svg:width="0.415cm" svg:height="0.472cm" svg:x="20.282cm" svg:y="6.05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440_3" draw:style-name="gr2" draw:text-style-name="P1" draw:layer="layout" svg:x1="15.198cm" svg:y1="7.91cm" svg:x2="15.224cm" svg:y2="16.152cm">
          <text:p/>
        </draw:line>
        <draw:line draw:name="Rovná spojnica 442_3" draw:style-name="gr2" draw:text-style-name="P1" draw:layer="layout" svg:x1="15.639cm" svg:y1="8.752cm" svg:x2="15.643cm" svg:y2="16.152cm">
          <text:p/>
        </draw:line>
        <draw:line draw:name="Rovná spojnica 449_4" draw:style-name="gr9" draw:text-style-name="P1" draw:layer="layout" svg:x1="8.425cm" svg:y1="7.059cm" svg:x2="8.425cm" svg:y2="2.301cm">
          <text:p/>
        </draw:line>
        <draw:line draw:name="Rovná spojnica 452_4" draw:style-name="gr9" draw:text-style-name="P1" draw:layer="layout" svg:x1="8.425cm" svg:y1="2.301cm" svg:x2="24.869cm" svg:y2="2.305cm">
          <text:p/>
        </draw:line>
        <draw:line draw:name="Rovná spojnica 454_4" draw:style-name="gr9" draw:text-style-name="P1" draw:layer="layout" svg:x1="24.868cm" svg:y1="2.31cm" svg:x2="24.863cm" svg:y2="3.708cm">
          <text:p/>
        </draw:line>
        <draw:line draw:name="Rovná spojnica 471_3" draw:style-name="gr2" draw:text-style-name="P1" draw:layer="layout" svg:x1="21.393cm" svg:y1="15.041cm" svg:x2="21.388cm" svg:y2="16.169cm">
          <text:p/>
        </draw:line>
        <draw:line draw:name="Rovná spojnica 472_3" draw:style-name="gr2" draw:text-style-name="P1" draw:layer="layout" svg:x1="23.739cm" svg:y1="15.041cm" svg:x2="23.734cm" svg:y2="16.169cm">
          <text:p/>
        </draw:line>
        <draw:custom-shape draw:name="Zaoblený obdĺžnik 473_4" draw:style-name="gr20" draw:text-style-name="P15" draw:layer="layout" svg:width="1.14cm" svg:height="2.942cm" svg:x="7.115cm" svg:y="3.469cm">
          <text:list text:style-name="L1">
            <text:list-header>
              <text:p text:style-name="P2"><text:span text:style-name="T4">C</text:span><text:span text:style-name="T4">ont</text:span><text:span text:style-name="T4">rol </text:span><text:span text:style-name="T4">uni</text:span><text:span text:style-name="T4">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kupina 485_4">
          <draw:custom-shape draw:name="Obdĺžnik 474_4" draw:style-name="gr21" draw:text-style-name="P4" draw:layer="layout" svg:width="0.392cm" svg:height="6.063cm" svg:x="4.778cm" svg:y="6.984cm">
            <text:p/>
            <draw:enhanced-geometry svg:viewBox="0 0 21600 21600" draw:type="rectangle" draw:enhanced-path="M 0 0 L 21600 0 21600 21600 0 21600 0 0 Z N"/>
          </draw:custom-shape>
          <draw:line draw:name="Rovná spojnica 480_4" draw:style-name="gr7" draw:text-style-name="P1" draw:layer="layout" svg:x1="4.974cm" svg:y1="6.983cm" svg:x2="4.974cm" svg:y2="6.78cm">
            <text:p/>
          </draw:line>
          <draw:custom-shape draw:name="Rovnoramenný trojuholník 478_4" draw:style-name="gr17" draw:text-style-name="P4" draw:layer="layout" svg:width="0.392cm" svg:height="0.264cm" svg:x="4.778cm" svg:y="6.98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14_4">
          <draw:custom-shape draw:name="Obdĺžnik 10_4" draw:style-name="gr22" draw:text-style-name="P4" draw:layer="layout" svg:width="0.45cm" svg:height="0.938cm" svg:x="1.907cm" svg:y="7.188cm">
            <text:p/>
            <draw:enhanced-geometry svg:viewBox="0 0 21600 21600" draw:type="rectangle" draw:enhanced-path="M 0 0 L 21600 0 21600 21600 0 21600 0 0 Z N"/>
          </draw:custom-shape>
          <draw:custom-shape draw:name="Rovnoramenný trojuholník 11_4" draw:style-name="gr17" draw:text-style-name="P4" draw:layer="layout" svg:width="0.45cm" svg:height="0.264cm" svg:x="1.907cm" svg:y="7.18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name="Rovná spojnica 13_4" draw:style-name="gr7" draw:text-style-name="P1" draw:layer="layout" svg:x1="2.13cm" svg:y1="7.188cm" svg:x2="2.143cm" svg:y2="6.918cm">
            <text:p/>
          </draw:line>
        </draw:g>
        <draw:g draw:name="Skupina 494_4">
          <draw:custom-shape draw:name="Obdĺžnik 475_4" draw:style-name="gr23" draw:text-style-name="P4" draw:layer="layout" svg:width="0.393cm" svg:height="9.9cm" svg:x="12.53cm" svg:y="3.147cm">
            <text:p/>
            <draw:enhanced-geometry svg:viewBox="0 0 21600 21600" draw:type="rectangle" draw:enhanced-path="M 0 0 L 21600 0 21600 21600 0 21600 0 0 Z N"/>
          </draw:custom-shape>
          <draw:line draw:name="Rovná spojnica 491_4" draw:style-name="gr7" draw:text-style-name="P1" draw:layer="layout" svg:x1="12.726cm" svg:y1="3.147cm" svg:x2="12.726cm" svg:y2="2.843cm">
            <text:p/>
          </draw:line>
          <draw:custom-shape draw:name="Rovnoramenný trojuholník 477_4" draw:style-name="gr17" draw:text-style-name="P4" draw:layer="layout" svg:width="0.393cm" svg:height="0.264cm" svg:x="12.53cm" svg:y="3.14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499_4">
          <draw:custom-shape draw:name="Obdĺžnik 500_4" draw:style-name="gr24" draw:text-style-name="P4" draw:layer="layout" svg:width="0.393cm" svg:height="9.905cm" svg:x="22.756cm" svg:y="3.253cm">
            <text:p/>
            <draw:enhanced-geometry svg:viewBox="0 0 21600 21600" draw:type="rectangle" draw:enhanced-path="M 0 0 L 21600 0 21600 21600 0 21600 0 0 Z N"/>
          </draw:custom-shape>
          <draw:line draw:name="Rovná spojnica 501_4" draw:style-name="gr7" draw:text-style-name="P1" draw:layer="layout" svg:x1="22.952cm" svg:y1="3.253cm" svg:x2="22.952cm" svg:y2="2.949cm">
            <text:p/>
          </draw:line>
          <draw:custom-shape draw:name="Rovnoramenný trojuholník 502_4" draw:style-name="gr17" draw:text-style-name="P4" draw:layer="layout" svg:width="0.393cm" svg:height="0.264cm" svg:x="22.756cm" svg:y="3.2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Zaoblený obdĺžnik 503_3" draw:style-name="gr25" draw:text-style-name="P6" draw:layer="layout" svg:width="22.983cm" svg:height="0.842cm" svg:x="1.365cm" svg:y="16.143cm">
          <text:list text:style-name="L1">
            <text:list-header>
              <text:p text:style-name="P7"><text:span text:style-name="T5">H</text:span><text:span text:style-name="T5">a</text:span><text:span text:style-name="T5">z</text:span><text:span text:style-name="T5">a</text:span><text:span text:style-name="T5">r</text:span><text:span text:style-name="T5">d</text:span><text:span text:style-name="T5"> </text:span><text:span text:style-name="T5">u</text:span><text:span text:style-name="T5">n</text:span><text:span text:style-name="T5">i</text:span><text:span text:style-name="T5">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lokTextu 504_4" draw:style-name="gr3" draw:text-style-name="P3" draw:layer="layout" svg:width="1.762cm" svg:height="0.466cm" svg:x="8.56cm" svg:y="3.223cm">
          <text:list text:style-name="L1">
            <text:list-header>
              <text:p text:style-name="P2"><text:span text:style-name="T1">R</text:span><text:span text:style-name="T1">e</text:span><text:span text:style-name="T1">g</text:span><text:span text:style-name="T1">W</text:span><text:span text:style-name="T1">ri</text:span><text:span text:style-name="T1">t</text:span><text:span text:style-name="T1">e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5_4" draw:style-name="gr3" draw:text-style-name="P3" draw:layer="layout" svg:width="2.067cm" svg:height="0.466cm" svg:x="8.588cm" svg:y="3.694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T</text:span><text:span text:style-name="T1">o</text:span><text:span text:style-name="T1">R</text:span><text:span text:style-name="T1">e</text:span><text:span text:style-name="T1">g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6_4" draw:style-name="gr3" draw:text-style-name="P3" draw:layer="layout" svg:width="1.889cm" svg:height="0.466cm" svg:x="8.578cm" svg:y="4.118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W</text:span><text:span text:style-name="T1">r</text:span><text:span text:style-name="T1">i</text:span><text:span text:style-name="T1">t</text:span><text:span text:style-name="T1">e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7_4" draw:style-name="gr3" draw:text-style-name="P3" draw:layer="layout" svg:width="2.152cm" svg:height="0.466cm" svg:x="8.582cm" svg:y="4.523cm">
          <text:list text:style-name="L1">
            <text:list-header>
              <text:p text:style-name="P2"><text:span text:style-name="T1">A</text:span><text:span text:style-name="T1">L</text:span><text:span text:style-name="T1">U</text:span><text:span text:style-name="T1">C</text:span><text:span text:style-name="T1">o</text:span><text:span text:style-name="T1">nt</text:span><text:span text:style-name="T1">ro</text:span><text:span text:style-name="T1">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8_4" draw:style-name="gr3" draw:text-style-name="P3" draw:layer="layout" svg:width="1.534cm" svg:height="0.466cm" svg:x="8.56cm" svg:y="4.933cm">
          <text:list text:style-name="L1">
            <text:list-header>
              <text:p text:style-name="P2"><text:span text:style-name="T1">A</text:span><text:span text:style-name="T1">L</text:span><text:span text:style-name="T1">U</text:span><text:span text:style-name="T1">S</text:span><text:span text:style-name="T1">r</text:span><text:span text:style-name="T1">c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9_4" draw:style-name="gr3" draw:text-style-name="P3" draw:layer="layout" svg:width="2.029cm" svg:height="0.466cm" svg:x="8.568cm" svg:y="5.366cm">
          <text:list text:style-name="L1">
            <text:list-header>
              <text:p text:style-name="P2"><text:span text:style-name="T1">T</text:span><text:span text:style-name="T1">y</text:span><text:span text:style-name="T1">p</text:span><text:span text:style-name="T1">e</text:span><text:span text:style-name="T1">RI</text:span><text:span text:style-name="T1">S</text:span><text:span text:style-name="T1">B</text:span><text:span text:style-name="T1">U</text:span><text:span text:style-name="T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0_4" draw:style-name="gr3" draw:text-style-name="P3" draw:layer="layout" svg:width="1.466cm" svg:height="0.466cm" svg:x="8.594cm" svg:y="5.771cm">
          <text:list text:style-name="L1">
            <text:list-header>
              <text:p text:style-name="P2"><text:span text:style-name="T1">B</text:span><text:span text:style-name="T1">ra</text:span><text:span text:style-name="T1">n</text:span><text:span text:style-name="T1">c</text:span><text:span text:style-name="T1">h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1_4" draw:style-name="gr3" draw:text-style-name="P3" draw:layer="layout" svg:width="1.745cm" svg:height="0.466cm" svg:x="13.04cm" svg:y="3.2cm">
          <text:list text:style-name="L1">
            <text:list-header>
              <text:p text:style-name="P2"><text:span text:style-name="T1">R</text:span><text:span text:style-name="T1">e</text:span><text:span text:style-name="T1">g</text:span><text:span text:style-name="T1">W</text:span><text:span text:style-name="T1">ri</text:span><text:span text:style-name="T1">t</text:span><text:span text:style-name="T1">e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2_4" draw:style-name="gr3" draw:text-style-name="P3" draw:layer="layout" svg:width="2.05cm" svg:height="0.466cm" svg:x="13.068cm" svg:y="3.672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T</text:span><text:span text:style-name="T1">o</text:span><text:span text:style-name="T1">R</text:span><text:span text:style-name="T1">e</text:span><text:span text:style-name="T1">g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3_4" draw:style-name="gr3" draw:text-style-name="P3" draw:layer="layout" svg:width="1.872cm" svg:height="0.466cm" svg:x="13.058cm" svg:y="4.096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W</text:span><text:span text:style-name="T1">r</text:span><text:span text:style-name="T1">i</text:span><text:span text:style-name="T1">t</text:span><text:span text:style-name="T1">e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4_4" draw:style-name="gr3" draw:text-style-name="P3" draw:layer="layout" svg:width="2.135cm" svg:height="0.466cm" svg:x="13.061cm" svg:y="4.501cm">
          <text:list text:style-name="L1">
            <text:list-header>
              <text:p text:style-name="P2"><text:span text:style-name="T1">ALUContr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5_4" draw:style-name="gr3" draw:text-style-name="P3" draw:layer="layout" svg:width="1.517cm" svg:height="0.466cm" svg:x="13.039cm" svg:y="4.911cm">
          <text:list text:style-name="L1">
            <text:list-header>
              <text:p text:style-name="P2"><text:span text:style-name="T1">ALUS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8_4" draw:style-name="gr3" draw:text-style-name="P3" draw:layer="layout" svg:width="1.8cm" svg:height="0.466cm" svg:x="19.323cm" svg:y="3.218cm">
          <text:list text:style-name="L1">
            <text:list-header>
              <text:p text:style-name="P2"><text:span text:style-name="T1">RegWr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9_4" draw:style-name="gr3" draw:text-style-name="P3" draw:layer="layout" svg:width="2.105cm" svg:height="0.466cm" svg:x="19.353cm" svg:y="3.69cm">
          <text:list text:style-name="L1">
            <text:list-header>
              <text:p text:style-name="P2"><text:span text:style-name="T1">MemToReg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0_4" draw:style-name="gr3" draw:text-style-name="P3" draw:layer="layout" svg:width="1.927cm" svg:height="0.466cm" svg:x="19.343cm" svg:y="4.113cm">
          <text:list text:style-name="L1">
            <text:list-header>
              <text:p text:style-name="P2"><text:span text:style-name="T1">MemWr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1_4" draw:style-name="gr3" draw:text-style-name="P3" draw:layer="layout" svg:width="1.834cm" svg:height="0.466cm" svg:x="23.126cm" svg:y="3.187cm">
          <text:list text:style-name="L1">
            <text:list-header>
              <text:p text:style-name="P2"><text:span text:style-name="T1">RegWrit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2_4" draw:style-name="gr3" draw:text-style-name="P3" draw:layer="layout" svg:width="1.237cm" svg:height="0.931cm" svg:x="23.223cm" svg:y="4.104cm">
          <text:list text:style-name="L1">
            <text:list-header>
              <text:p text:style-name="P2"><text:span text:style-name="T1">MemTo</text:span></text:p>
              <text:p text:style-name="P2"><text:span text:style-name="T1">Reg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4_4" draw:style-name="gr3" draw:text-style-name="P3" draw:layer="layout" svg:width="1.11cm" svg:height="0.382cm" svg:x="20.665cm" svg:y="5.904cm">
          <text:list text:style-name="L1">
            <text:list-header>
              <text:p text:style-name="P2"><text:span text:style-name="T6">PCSrc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5_4" draw:style-name="gr3" draw:text-style-name="P3" draw:layer="layout" svg:width="0.602cm" svg:height="0.466cm" svg:x="6.407cm" svg:y="4.704cm">
          <text:list text:style-name="L1">
            <text:list-header>
              <text:p text:style-name="P2"><text:span text:style-name="T1">6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7_8" draw:style-name="gr3" draw:text-style-name="P3" draw:layer="layout" svg:width="0.865cm" svg:height="0.424cm" svg:x="6.535cm" svg:y="7.249cm">
          <text:list text:style-name="L1">
            <text:list-header>
              <text:p text:style-name="P2"><text:span text:style-name="T7">19: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8_8" draw:style-name="gr3" draw:text-style-name="P3" draw:layer="layout" svg:width="0.865cm" svg:height="0.424cm" svg:x="6.535cm" svg:y="7.87cm">
          <text:list text:style-name="L1">
            <text:list-header>
              <text:p text:style-name="P2"><text:span text:style-name="T7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5_7" draw:style-name="gr3" draw:text-style-name="P3" draw:layer="layout" svg:width="0.954cm" svg:height="0.466cm" svg:x="11.017cm" svg:y="11.407cm">
          <text:list text:style-name="L1">
            <text:list-header>
              <text:p text:style-name="P2"><text:span text:style-name="T1">Rs1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8_7" draw:style-name="gr3" draw:text-style-name="P3" draw:layer="layout" svg:width="0.937cm" svg:height="0.466cm" svg:x="12.905cm" svg:y="11.43cm">
          <text:list text:style-name="L1">
            <text:list-header>
              <text:p text:style-name="P2"><text:span text:style-name="T1">Rs1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1_4" draw:style-name="gr3" draw:text-style-name="P3" draw:layer="layout" svg:width="0.983cm" svg:height="0.424cm" svg:x="16.722cm" svg:y="7.209cm">
          <text:list text:style-name="L1">
            <text:list-header>
              <text:p text:style-name="P2"><text:span text:style-name="T7">Src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2_4" draw:style-name="gr3" draw:text-style-name="P3" draw:layer="layout" svg:width="0.894cm" svg:height="0.382cm" svg:x="16.866cm" svg:y="8.095cm">
          <text:list text:style-name="L1">
            <text:list-header>
              <text:p text:style-name="P2"><text:span text:style-name="T6">SrcB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3_4" draw:style-name="gr3" draw:text-style-name="P3" draw:layer="layout" svg:width="1.656cm" svg:height="0.424cm" svg:x="16.875cm" svg:y="8.854cm">
          <text:list text:style-name="L1">
            <text:list-header>
              <text:p text:style-name="P2"><text:span text:style-name="T7">WriteDat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4_6" draw:style-name="gr3" draw:text-style-name="P3" draw:layer="layout" svg:width="2.076cm" svg:height="0.424cm" svg:x="16.503cm" svg:y="9.894cm">
          <text:list text:style-name="L1">
            <text:list-header>
              <text:p text:style-name="P2"><text:span text:style-name="T7">WriteRegE 4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5_4" draw:style-name="gr3" draw:text-style-name="P3" draw:layer="layout" svg:width="1.533cm" svg:height="0.382cm" svg:x="19.194cm" svg:y="8.889cm">
          <text:list text:style-name="L1">
            <text:list-header>
              <text:p text:style-name="P2"><text:span text:style-name="T6">WriteDat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6_4" draw:style-name="gr3" draw:text-style-name="P3" draw:layer="layout" svg:width="1.61cm" svg:height="0.466cm" svg:x="19.396cm" svg:y="7.421cm">
          <text:list text:style-name="L1">
            <text:list-header>
              <text:p text:style-name="P2"><text:span text:style-name="T1">ALUOut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7_3" draw:style-name="gr3" draw:text-style-name="P3" draw:layer="layout" svg:width="1.474cm" svg:height="0.297cm" svg:x="19.211cm" svg:y="9.991cm">
          <text:list text:style-name="L1">
            <text:list-header>
              <text:p text:style-name="P2"><text:span text:style-name="T8">WriteRegM 4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8_4" draw:style-name="gr3" draw:text-style-name="P3" draw:layer="layout" svg:width="1.94cm" svg:height="0.382cm" svg:x="23.158cm" svg:y="9.991cm">
          <text:list text:style-name="L1">
            <text:list-header>
              <text:p text:style-name="P2"><text:span text:style-name="T6">WriteRegW 4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9_4" draw:style-name="gr3" draw:text-style-name="P3" draw:layer="layout" svg:width="1.208cm" svg:height="0.339cm" svg:x="23.119cm" svg:y="9.383cm">
          <text:list text:style-name="L1">
            <text:list-header>
              <text:p text:style-name="P2"><text:span text:style-name="T9">ALUOut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0_4" draw:style-name="gr3" draw:text-style-name="P3" draw:layer="layout" svg:width="1.554cm" svg:height="0.382cm" svg:x="23.137cm" svg:y="7.518cm">
          <text:list text:style-name="L1">
            <text:list-header>
              <text:p text:style-name="P2"><text:span text:style-name="T6">ReadDat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1_4" draw:style-name="gr3" draw:text-style-name="P3" draw:layer="layout" svg:width="1.415cm" svg:height="0.466cm" svg:x="23.669cm" svg:y="14.194cm">
          <text:list text:style-name="L1">
            <text:list-header>
              <text:p text:style-name="P2"><text:span text:style-name="T1">Result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6_4" draw:style-name="gr3" draw:text-style-name="P3" draw:layer="layout" svg:width="0.958cm" svg:height="0.424cm" svg:x="5.496cm" svg:y="7.191cm">
          <text:list text:style-name="L1">
            <text:list-header>
              <text:p text:style-name="P2"><text:span text:style-name="T7">Inst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7_4" draw:style-name="gr3" draw:text-style-name="P3" draw:layer="layout" svg:width="0.619cm" svg:height="0.424cm" svg:x="1.333cm" svg:y="7.143cm">
          <text:list text:style-name="L1">
            <text:list-header>
              <text:p text:style-name="P2"><text:span text:style-name="T7">PC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8_4" draw:style-name="gr3" draw:text-style-name="P3" xml:id="id3" draw:id="id3" draw:layer="layout" svg:width="0.522cm" svg:height="0.424cm" svg:x="2.398cm" svg:y="7.125cm">
          <text:list text:style-name="L1">
            <text:list-header>
              <text:p text:style-name="P2"><text:span text:style-name="T7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2_4" draw:style-name="gr3" draw:text-style-name="P3" draw:layer="layout" svg:width="0.526cm" svg:height="0.424cm" svg:x="7.152cm" svg:y="4.911cm">
          <text:list text:style-name="L1">
            <text:list-header>
              <text:p text:style-name="P2"><text:span text:style-name="T7">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3_4" draw:style-name="gr3" draw:text-style-name="P3" draw:layer="layout" svg:width="0.916cm" svg:height="0.424cm" svg:x="7.125cm" svg:y="5.635cm">
          <text:list text:style-name="L1">
            <text:list-header>
              <text:p text:style-name="P2"><text:span text:style-name="T7">Fun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0_3" draw:style-name="gr3" draw:text-style-name="P17" draw:layer="layout" svg:width="1.398cm" svg:height="0.818cm" svg:x="13.836cm" svg:y="15.129cm">
          <text:list text:style-name="L1">
            <text:list-header>
              <text:p text:style-name="P16"><text:span text:style-name="T1">Forward</text:span></text:p>
              <text:p text:style-name="P9"><text:span text:style-name="T1">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1_3" draw:style-name="gr3" draw:text-style-name="P20" draw:layer="layout" svg:width="1.398cm" svg:height="0.818cm" svg:x="15.628cm" svg:y="15.142cm">
          <text:list text:style-name="L1">
            <text:list-header>
              <text:p text:style-name="P18"><text:span text:style-name="T1">Forward</text:span></text:p>
              <text:p text:style-name="P19"><text:span text:style-name="T1">B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4_3" draw:style-name="gr26" draw:text-style-name="P3" draw:layer="layout" svg:width="1.817cm" svg:height="0.466cm" svg:x="19.647cm" svg:y="15.34cm">
          <text:list text:style-name="L1">
            <text:list-header>
              <text:p text:style-name="P2"><text:span text:style-name="T1">RegWr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5_3" draw:style-name="gr26" draw:text-style-name="P20" draw:layer="layout" svg:width="1.503cm" svg:height="1.396cm" svg:x="23.806cm" svg:y="15.142cm">
          <text:list text:style-name="L1">
            <text:list-header>
              <text:p text:style-name="P18"><text:span text:style-name="T1">RegWrite</text:span></text:p>
              <text:p text:style-name="P18"><text:span text:style-name="T1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20_4" draw:style-name="gr27" draw:text-style-name="P15" draw:layer="layout" svg:width="2.174cm" svg:height="2.505cm" svg:x="7.384cm" svg:y="7.059cm">
          <text:list text:style-name="L1">
            <text:list-header>
              <text:p text:style-name="P2"><text:span text:style-name="T10"/></text:p>
              <text:p text:style-name="P16"><text:span text:style-name="T10"/></text:p>
              <text:p text:style-name="P16"><text:span text:style-name="T10"/></text:p>
              <text:p text:style-name="P16"><text:span text:style-name="T3">Reg.</text:span></text:p>
              <text:p text:style-name="P16"><text:span text:style-name="T3"><text:s/></text:span><text:span text:style-name="T3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8_6" draw:style-name="gr11" draw:text-style-name="P8" draw:layer="layout" svg:width="0.734cm" svg:height="0.508cm" svg:x="7.308cm" svg:y="7.406cm">
          <text:list text:style-name="L1">
            <text:list-header>
              <text:p text:style-name="P7"><text:span text:style-name="T2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9_4" draw:style-name="gr28" draw:text-style-name="P14" draw:layer="layout" svg:width="1.12cm" svg:height="0.508cm" svg:x="8.492cm" svg:y="7.406cm">
          <text:list text:style-name="L1">
            <text:list-header>
              <text:p text:style-name="P13"><text:span text:style-name="T2">RD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2_4" draw:style-name="gr11" draw:text-style-name="P8" draw:layer="layout" svg:width="0.734cm" svg:height="0.508cm" svg:x="7.308cm" svg:y="8.025cm">
          <text:list text:style-name="L1">
            <text:list-header>
              <text:p text:style-name="P7"><text:span text:style-name="T2">A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_4" draw:style-name="gr28" draw:text-style-name="P14" draw:layer="layout" svg:width="1.12cm" svg:height="0.508cm" svg:x="8.492cm" svg:y="8.012cm">
          <text:list text:style-name="L1">
            <text:list-header>
              <text:p text:style-name="P13"><text:span text:style-name="T2">RD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_4" draw:style-name="gr11" draw:text-style-name="P8" draw:layer="layout" svg:width="0.734cm" svg:height="0.508cm" svg:x="7.308cm" svg:y="8.538cm">
          <text:list text:style-name="L1">
            <text:list-header>
              <text:p text:style-name="P7"><text:span text:style-name="T2">A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_4" draw:style-name="gr11" draw:text-style-name="P8" xml:id="id4" draw:id="id4" draw:layer="layout" svg:width="1.153cm" svg:height="0.508cm" svg:x="7.311cm" svg:y="9.051cm">
          <text:list text:style-name="L1">
            <text:list-header>
              <text:p text:style-name="P7"><text:span text:style-name="T2">WD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_4" draw:style-name="gr28" draw:text-style-name="P14" draw:layer="layout" svg:width="1.192cm" svg:height="0.508cm" svg:x="7.827cm" svg:y="7.059cm">
          <text:list text:style-name="L1">
            <text:list-header>
              <text:p text:style-name="P13"><text:span text:style-name="T2">WE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8_11" draw:style-name="gr7" draw:text-style-name="P1" draw:layer="layout" svg:x1="7.699cm" svg:y1="7.064cm" svg:x2="7.699cm" svg:y2="6.429cm">
          <text:p/>
        </draw:line>
        <draw:custom-shape draw:name="Rovnoramenný trojuholník 27_4" draw:style-name="gr17" draw:text-style-name="P4" draw:layer="layout" svg:width="0.449cm" svg:height="0.264cm" svg:x="7.461cm" svg:y="7.06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Skupina 74_3">
          <draw:custom-shape draw:name="Lichobežník 594_3" draw:style-name="gr12" draw:text-style-name="P4" draw:layer="layout" svg:width="0.939cm" svg:height="0.503cm" draw:transform="rotate (-1.5707963267949) translate (15.44cm 7.2cm)">
            <text:p/>
            <draw:enhanced-geometry svg:viewBox="0 0 338137 180975" draw:extrusion-allowed="true" draw:text-areas="30163 16143 307974 180975" draw:glue-points="169069 0 22622 90488 169069 180975 315515 90488" draw:type="mso-spt100" draw:enhanced-path="M 0 180975 L 45244 0 292893 0 338137 180975 Z N"/>
          </draw:custom-shape>
          <draw:custom-shape draw:name="BlokTextu 595_3" draw:style-name="gr11" draw:text-style-name="P8" draw:layer="layout" svg:width="0.531cm" svg:height="0.382cm" svg:x="14.884cm" svg:y="7.213cm">
            <text:list text:style-name="L1">
              <text:list-header>
                <text:p text:style-name="P7"><text:span text:style-name="T11">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596_3" draw:style-name="gr11" draw:text-style-name="P8" xml:id="id14" draw:id="id14" draw:layer="layout" svg:width="0.531cm" svg:height="0.382cm" svg:x="14.882cm" svg:y="7.718cm">
            <text:list text:style-name="L1">
              <text:list-header>
                <text:p text:style-name="P7"><text:span text:style-name="T11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597_3" draw:style-name="gr11" draw:text-style-name="P8" draw:layer="layout" svg:width="0.531cm" svg:height="0.382cm" svg:x="14.884cm" svg:y="7.475cm">
            <text:list text:style-name="L1">
              <text:list-header>
                <text:p text:style-name="P7"><text:span text:style-name="T11">0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75_3">
          <draw:custom-shape draw:name="Lichobežník 599_3" draw:style-name="gr12" draw:text-style-name="P4" draw:layer="layout" svg:width="0.939cm" svg:height="0.503cm" draw:transform="rotate (-1.5707963267949) translate (15.885cm 8.038cm)">
            <text:p/>
            <draw:enhanced-geometry svg:viewBox="0 0 338137 180975" draw:extrusion-allowed="true" draw:text-areas="30163 16143 307974 180975" draw:glue-points="169069 0 22622 90488 169069 180975 315515 90488" draw:type="mso-spt100" draw:enhanced-path="M 0 180975 L 45244 0 292893 0 338137 180975 Z N"/>
          </draw:custom-shape>
          <draw:custom-shape draw:name="BlokTextu 600_3" draw:style-name="gr11" draw:text-style-name="P8" draw:layer="layout" svg:width="0.531cm" svg:height="0.382cm" svg:x="15.329cm" svg:y="8.051cm">
            <text:list text:style-name="L1">
              <text:list-header>
                <text:p text:style-name="P7"><text:span text:style-name="T11">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01_3" draw:style-name="gr11" draw:text-style-name="P8" draw:layer="layout" svg:width="0.531cm" svg:height="0.382cm" svg:x="15.329cm" svg:y="8.313cm">
            <text:list text:style-name="L1">
              <text:list-header>
                <text:p text:style-name="P7"><text:span text:style-name="T11">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02_3" draw:style-name="gr11" draw:text-style-name="P8" draw:layer="layout" svg:width="0.531cm" svg:height="0.382cm" svg:x="15.327cm" svg:y="8.556cm">
            <text:list text:style-name="L1">
              <text:list-header>
                <text:p text:style-name="P7"><text:span text:style-name="T11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Zalomená spojnica 1251_3" draw:style-name="gr6" draw:text-style-name="P1" draw:layer="layout" draw:line-skew="2.636cm 5.543cm 0.426cm" svg:x1="20.955cm" svg:y1="7.957cm" svg:x2="14.882cm" svg:y2="7.909cm" draw:start-shape="id13" draw:start-glue-point="3" draw:end-shape="id14" draw:end-glue-point="3" svg:d="M20955 7957h-38v6255h-6043v-6303h8" svg:viewBox="0 0 6082 6304">
          <text:p/>
        </draw:connector>
        <draw:line draw:name="Rovná spojnica 1258_4" draw:style-name="gr7" draw:text-style-name="P1" draw:layer="layout" svg:x1="18.051cm" svg:y1="7.566cm" svg:x2="19.387cm" svg:y2="7.579cm">
          <text:p/>
        </draw:line>
        <draw:line draw:name="Rovná spojnica 1260_4" draw:style-name="gr7" draw:text-style-name="P1" draw:layer="layout" svg:x1="19.387cm" svg:y1="6.38cm" svg:x2="19.383cm" svg:y2="7.575cm">
          <text:p/>
        </draw:line>
        <draw:line draw:name="Rovná spojnica 1262_4" draw:style-name="gr7" draw:text-style-name="P1" draw:layer="layout" svg:x1="19.409cm" svg:y1="6.393cm" svg:x2="20.287cm" svg:y2="6.398cm">
          <text:p/>
        </draw:line>
        <draw:custom-shape draw:name="Voľná forma 42_4" draw:style-name="gr29" draw:text-style-name="P6" xml:id="id6" draw:id="id6" draw:layer="layout" svg:width="0.86cm" svg:height="1.693cm" svg:x="17.716cm" svg:y="7.099cm">
          <text:p/>
          <draw:enhanced-geometry svg:viewBox="0 0 309563 609600" draw:extrusion-allowed="true" draw:text-areas="0 0 309563 609600" draw:glue-points="0 0 309563 80963 309563 533400 14288 609600 14288 342900 161925 309563 9525 276225 0 0 161925 309563" draw:type="mso-spt100" draw:enhanced-path="M 0 0 L 309563 80963 309563 533400 14288 609600 14288 342900 161925 309563 9525 276225 C 7938 184150 4763 0 0 0 Z N"/>
        </draw:custom-shape>
        <draw:custom-shape draw:name="BlokTextu 372_4" draw:style-name="gr30" draw:text-style-name="P8" draw:layer="layout" svg:width="1.095cm" svg:height="0.466cm" svg:x="17.598cm" svg:y="8.067cm">
          <text:list text:style-name="L1">
            <text:list-header>
              <text:p text:style-name="P7"><text:span text:style-name="T12">ALU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495_4">
          <draw:custom-shape draw:name="Obdĺžnik 496_4" draw:style-name="gr24" draw:text-style-name="P4" draw:layer="layout" svg:width="0.389cm" svg:height="9.905cm" svg:x="18.765cm" svg:y="3.253cm">
            <text:p/>
            <draw:enhanced-geometry svg:viewBox="0 0 21600 21600" draw:type="rectangle" draw:enhanced-path="M 0 0 L 21600 0 21600 21600 0 21600 0 0 Z N"/>
          </draw:custom-shape>
          <draw:line draw:name="Rovná spojnica 497_4" draw:style-name="gr7" draw:text-style-name="P1" draw:layer="layout" svg:x1="18.959cm" svg:y1="3.253cm" svg:x2="18.959cm" svg:y2="2.949cm">
            <text:p/>
          </draw:line>
          <draw:custom-shape draw:name="Rovnoramenný trojuholník 498_4" draw:style-name="gr17" draw:text-style-name="P4" draw:layer="layout" svg:width="0.389cm" svg:height="0.264cm" svg:x="18.765cm" svg:y="3.25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1279_4" draw:style-name="gr3" draw:text-style-name="P3" draw:layer="layout" svg:width="0.751cm" svg:height="0.424cm" svg:x="19.435cm" svg:y="6.746cm">
          <text:list text:style-name="L1">
            <text:list-header>
              <text:p text:style-name="P2"><text:span text:style-name="T7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0_4" draw:style-name="gr3" draw:text-style-name="P3" draw:layer="layout" svg:width="1.449cm" svg:height="0.466cm" svg:x="13.038cm" svg:y="5.793cm">
          <text:list text:style-name="L1">
            <text:list-header>
              <text:p text:style-name="P2"><text:span text:style-name="T1">Branc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1_4" draw:style-name="gr3" draw:text-style-name="P3" draw:layer="layout" svg:width="1.36cm" svg:height="0.424cm" svg:x="19.159cm" svg:y="5.621cm">
          <text:list text:style-name="L1">
            <text:list-header>
              <text:p text:style-name="P2"><text:span text:style-name="T7">Branch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17_5" draw:style-name="gr13" draw:text-style-name="P1" draw:layer="layout" svg:x1="14.594cm" svg:y1="14.701cm" svg:x2="25.058cm" svg:y2="14.705cm">
          <text:p/>
        </draw:line>
        <draw:line draw:style-name="gr31" draw:text-style-name="P21" draw:layer="layout" svg:x1="6.471cm" svg:y1="11.405cm" svg:x2="7.327cm" svg:y2="11.405cm">
          <text:p/>
        </draw:line>
        <draw:custom-shape draw:name="Obdĺžnik 15_6" draw:style-name="gr32" draw:text-style-name="P15" draw:layer="layout" svg:width="1.574cm" svg:height="2.633cm" svg:x="3.058cm" svg:y="6.984cm">
          <text:list text:style-name="L1">
            <text:list-header>
              <text:p text:style-name="P2"><text:span text:style-name="T10"/></text:p>
              <text:p text:style-name="P2"><text:span text:style-name="T10">Instruction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6_6" draw:style-name="gr11" draw:text-style-name="P8" draw:layer="layout" svg:width="0.497cm" svg:height="0.508cm" svg:x="2.983cm" svg:y="7.402cm">
          <text:list text:style-name="L1">
            <text:list-header>
              <text:p text:style-name="P7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7_6" draw:style-name="gr28" draw:text-style-name="P14" draw:layer="layout" svg:width="0.883cm" svg:height="0.508cm" svg:x="3.737cm" svg:y="7.389cm">
          <text:list text:style-name="L1">
            <text:list-header>
              <text:p text:style-name="P13"><text:span text:style-name="T2"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6_5" draw:style-name="gr3" draw:text-style-name="P3" draw:layer="layout" svg:width="2.042cm" svg:height="0.466cm" svg:x="4.471cm" svg:y="5.705cm">
          <text:list text:style-name="L1">
            <text:list-header>
              <text:p text:style-name="P2"><text:span text:style-name="T1">31:25, 14:12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26_5" xml:id="id9" draw:id="id9">
          <draw:g draw:name="Skupina 87_5">
            <draw:custom-shape draw:name="Voľná forma 82_5" draw:style-name="gr33" draw:text-style-name="P4" draw:layer="layout" svg:width="1.49cm" svg:height="0.961cm" svg:x="7.327cm" svg:y="10.737cm">
              <text:p/>
              <draw:enhanced-geometry svg:viewBox="0 0 444573 300038" draw:extrusion-allowed="true" draw:text-areas="0 0 444573 300038" draw:glue-points="0 325860 444573 325860 444573 0 1660 134482 0 325860" draw:type="mso-spt100" draw:enhanced-path="M 0 300038 L 444573 300038 444573 0 1660 123825 C 1107 182563 553 241300 0 300038 Z N"/>
            </draw:custom-shape>
            <draw:custom-shape draw:name="BlokTextu 43_5" draw:style-name="gr16" draw:text-style-name="P24" draw:layer="layout" svg:width="1.485cm" svg:height="1.093cm" svg:x="7.327cm" svg:y="10.555cm">
              <text:list text:style-name="L1">
                <text:list-header>
                  <text:p text:style-name="P22"><text:span text:style-name="T13"/></text:p>
                  <text:p text:style-name="P23"><text:span text:style-name="T14">Imm</text:span></text:p>
                  <text:p text:style-name="P23"><text:span text:style-name="T14">decod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BlokTextu 325_5" draw:style-name="gr34" draw:text-style-name="P25" draw:layer="layout" svg:width="0.619cm" svg:height="0.499cm" svg:x="7.345cm" svg:y="11.186cm">
            <text:p/>
            <draw:enhanced-geometry svg:viewBox="0 0 21600 21600" draw:type="mso-spt202" draw:enhanced-path="M 0 0 L 21600 0 21600 21600 0 21600 0 0 Z N"/>
          </draw:custom-shape>
        </draw:g>
        <draw:custom-shape draw:name="BlokTextu 532_5" draw:style-name="gr3" draw:text-style-name="P3" draw:layer="layout" svg:width="1.767cm" svg:height="0.847cm" svg:x="6.564cm" svg:y="10.499cm">
          <text:list text:style-name="L1">
            <text:list-header>
              <text:p text:style-name="P2"><text:span text:style-name="T7">31:25, 24:20</text:span></text:p>
              <text:p text:style-name="P18"><text:span text:style-name="T7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3_5" draw:style-name="gr3" draw:text-style-name="P3" draw:layer="layout" svg:width="1.406cm" svg:height="0.382cm" svg:x="8.82cm" svg:y="10.667cm">
          <text:list text:style-name="L1">
            <text:list-header>
              <text:p text:style-name="P2"><text:span text:style-name="T6">SignImm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0_5" draw:style-name="gr3" draw:text-style-name="P3" draw:layer="layout" svg:width="2.228cm" svg:height="0.424cm" svg:x="9.99cm" svg:y="9.916cm">
          <text:list text:style-name="L1">
            <text:list-header>
              <text:p text:style-name="P2"><text:span text:style-name="T15"><text:s/></text:span><text:span text:style-name="T7">WriteRegD 4:0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5_8" draw:style-name="gr3" draw:text-style-name="P3" draw:layer="layout" svg:width="0.954cm" svg:height="0.466cm" svg:x="11.011cm" svg:y="11.867cm">
          <text:list text:style-name="L1">
            <text:list-header>
              <text:p text:style-name="P2"><text:span text:style-name="T1">Rs2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8_8" draw:style-name="gr3" draw:text-style-name="P3" draw:layer="layout" svg:width="0.937cm" svg:height="0.466cm" svg:x="12.899cm" svg:y="11.89cm">
          <text:list text:style-name="L1">
            <text:list-header>
              <text:p text:style-name="P2"><text:span text:style-name="T1">Rs2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7_9" draw:style-name="gr3" draw:text-style-name="P3" draw:layer="layout" svg:width="0.865cm" svg:height="0.424cm" svg:x="6.516cm" svg:y="11.442cm">
          <text:list text:style-name="L1">
            <text:list-header>
              <text:p text:style-name="P2"><text:span text:style-name="T7">19: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8_9" draw:style-name="gr3" draw:text-style-name="P3" draw:layer="layout" svg:width="0.865cm" svg:height="0.424cm" svg:x="6.56cm" svg:y="11.927cm">
          <text:list text:style-name="L1">
            <text:list-header>
              <text:p text:style-name="P2"><text:span text:style-name="T7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Tvar 330_5" draw:style-name="gr35" draw:text-style-name="P1" draw:layer="layout" svg:x1="7.31cm" svg:y1="8.808cm" svg:x2="23.499cm" svg:y2="10.386cm" draw:end-shape="id15" draw:end-glue-point="1" svg:d="M7310 8808h16820v1578h-631" svg:viewBox="0 0 16821 1579">
          <text:p/>
        </draw:connector>
        <draw:custom-shape draw:name="BlokTextu 530_5" draw:style-name="gr3" draw:text-style-name="P3" draw:layer="layout" svg:width="0.687cm" svg:height="0.424cm" svg:x="6.567cm" svg:y="9.975cm">
          <text:list text:style-name="L1">
            <text:list-header>
              <text:p text:style-name="P2"><text:span text:style-name="T7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4_5" draw:style-name="gr3" draw:text-style-name="P3" draw:layer="layout" svg:width="1.699cm" svg:height="0.466cm" svg:x="16.707cm" svg:y="10.702cm">
          <text:list text:style-name="L1">
            <text:list-header>
              <text:p text:style-name="P2"><text:span text:style-name="T1">SignIm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6" xml:id="id8" draw:id="id8" draw:layer="layout" svg:width="0.156cm" svg:height="0.149cm" svg:x="16.217cm" svg:y="11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6" draw:layer="layout" svg:width="0.235cm" svg:height="0.235cm" svg:x="16.184cm" svg:y="11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Zalomená spojnica 280_9" draw:style-name="gr6" draw:text-style-name="P1" draw:layer="layout" svg:x1="17.506cm" svg:y1="11.579cm" svg:x2="16.295cm" svg:y2="11.201cm" draw:start-shape="id1" draw:start-glue-point="6" draw:end-shape="id8" draw:end-glue-point="8" svg:d="M17506 11579h-1211v-378" svg:viewBox="0 0 1212 379">
          <text:p/>
        </draw:connector>
        <draw:connector draw:name="Zalomená spojnica 263_5" draw:style-name="gr6" draw:text-style-name="P1" draw:layer="layout" draw:line-skew="0.385cm 3.257cm -0.35cm" svg:x1="0.787cm" svg:y1="7.421cm" svg:x2="4.285cm" svg:y2="11.168cm" draw:start-shape="id2" draw:start-glue-point="4" draw:end-shape="id16" draw:end-glue-point="4" svg:d="M787 7421h-186v4998h3985v-1251h-301" svg:viewBox="0 0 3986 4999">
          <text:p/>
        </draw:connector>
        <draw:custom-shape draw:name="BlokTextu 552_10" draw:style-name="gr3" draw:text-style-name="P3" draw:layer="layout" svg:width="0.81cm" svg:height="0.466cm" svg:x="6.079cm" svg:y="12.326cm">
          <text:list text:style-name="L1">
            <text:list-header>
              <text:p text:style-name="P2"><text:span text:style-name="T1">P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3_5" draw:style-name="gr3" draw:text-style-name="P3" draw:layer="layout" svg:width="1.678cm" svg:height="0.466cm" svg:x="19.193cm" svg:y="11.689cm">
          <text:list text:style-name="L1">
            <text:list-header>
              <text:p text:style-name="P2"><text:span text:style-name="T1">PC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4_5" draw:style-name="gr3" draw:text-style-name="P3" draw:layer="layout" svg:width="1.627cm" svg:height="0.466cm" svg:x="0.685cm" svg:y="11.874cm">
          <text:list text:style-name="L1">
            <text:list-header>
              <text:p text:style-name="P2"><text:span text:style-name="T1">PCPlus4F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37" draw:text-style-name="P27" xml:id="id1" draw:id="id1" draw:layer="layout" svg:width="0.908cm" svg:height="1.926cm" svg:x="17.506cm" svg:y="11.234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552_11" draw:style-name="gr3" draw:text-style-name="P3" draw:layer="layout" svg:width="0.793cm" svg:height="0.466cm" svg:x="15.894cm" svg:y="12.349cm">
          <text:list text:style-name="L1">
            <text:list-header>
              <text:p text:style-name="P2"><text:span text:style-name="T1">P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44_10" draw:style-name="gr28" draw:text-style-name="P8" draw:layer="layout" svg:width="0.583cm" svg:height="0.593cm" svg:x="17.831cm" svg:y="11.895cm">
          <text:list text:style-name="L1">
            <text:list-header>
              <text:p text:style-name="P7"><text:span text:style-name="T5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73_5" draw:style-name="gr13" draw:text-style-name="P1" draw:layer="layout" svg:x1="3.509cm" svg:y1="10.605cm" svg:x2="3.136cm" svg:y2="10.605cm">
          <text:p/>
        </draw:line>
        <draw:polygon draw:style-name="gr37" draw:text-style-name="P27" xml:id="id16" draw:id="id16" draw:layer="layout" svg:width="0.908cm" svg:height="1.926cm" svg:x="3.377cm" svg:y="10.205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44_11" draw:style-name="gr28" draw:text-style-name="P8" draw:layer="layout" svg:width="0.583cm" svg:height="0.593cm" svg:x="3.675cm" svg:y="10.834cm">
          <text:list text:style-name="L1">
            <text:list-header>
              <text:p text:style-name="P7"><text:span text:style-name="T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5_5" draw:style-name="gr3" draw:text-style-name="P3" draw:layer="layout" svg:width="0.319cm" svg:height="0.466cm" svg:x="2.809cm" svg:y="10.357cm">
          <text:list text:style-name="L1">
            <text:list-header>
              <text:p text:style-name="P2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9_7" draw:style-name="gr13" draw:text-style-name="P1" draw:layer="layout" svg:x1="2.66cm" svg:y1="11.762cm" svg:x2="3.365cm" svg:y2="11.762cm">
          <text:p/>
        </draw:line>
        <draw:custom-shape draw:name="BlokTextu 233_3" draw:style-name="gr3" draw:text-style-name="P17" draw:layer="layout" svg:width="0.433cm" svg:height="0.255cm" svg:x="12.495cm" svg:y="12.658cm">
          <text:list text:style-name="L1">
            <text:list-header>
              <text:p text:style-name="P16"><text:span text:style-name="T16">CL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3_4" draw:style-name="gr3" draw:text-style-name="P17" draw:layer="layout" svg:width="0.314cm" svg:height="0.255cm" svg:x="1.978cm" svg:y="7.817cm">
          <text:list text:style-name="L1">
            <text:list-header>
              <text:p text:style-name="P16"><text:span text:style-name="T16">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3_5" draw:style-name="gr3" draw:text-style-name="P17" draw:layer="layout" svg:width="0.314cm" svg:height="0.255cm" svg:x="4.817cm" svg:y="12.732cm">
          <text:list text:style-name="L1">
            <text:list-header>
              <text:p text:style-name="P16"><text:span text:style-name="T16">E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25_4" draw:style-name="gr2" draw:text-style-name="P1" draw:layer="layout" svg:x1="12.731cm" svg:y1="13.047cm" svg:x2="12.731cm" svg:y2="16.168cm">
          <text:p/>
        </draw:lin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2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M28S</meta:editing-duration>
    <meta:editing-cycles>271</meta:editing-cycles>
    <meta:generator>LibreOffice/6.4.7.2$Linux_X86_64 LibreOffice_project/40$Build-2</meta:generator>
    <dc:date>2023-03-10T14:42:45.754567098</dc:date>
    <dc:description>https://cw.fel.cvut.cz/wiki/courses/b35apo/start</dc:description>
    <dc:subject>B35APO - Computer Architectures</dc:subject>
    <dc:title>Central Processing Unit (CPU)</dc:title>
    <meta:document-statistic meta:object-count="242"/>
  </office:meta>
</office:document-meta>
</file>